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<text:s/>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 du diagramme de cas d’utilisation</text:p>
              </text:list-item>
              <text:list-item>
                <text:p text:style-name="P109">Finalisation document choix_adaptateurs</text:p>
              </text:list-item>
              <text:list-item>
                <text:p text:style-name="P110">Modification des diagrammes</text:p>
              </text:list-item>
              <text:list-item>
                <text:p text:style-name="P111">Modification site web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13/02/2018</text:p>
          </table:table-cell>
          <table:table-cell table:style-name="TableCell115">
            <text:list text:style-name="LFO1" text:continue-numbering="true">
              <text:list-item>
                <text:p text:style-name="P116">Création du document adaptateur_4_20_Ma</text:p>
              </text:list-item>
              <text:list-item>
                <text:p text:style-name="P117">Mise à jour des documents<text:s/></text:p>
              </text:list-item>
              <text:list-item>
                <text:p text:style-name="P118">Réunion pour la base de données</text:p>
              </text:list-item>
              <text:list-item>
                <text:p text:style-name="P119">Recherche bus I2C de la boucle 4/20 ma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13T16:18:00Z</dc:date>
    <meta:template xlink:href="Normal.dotm" xlink:type="simple"/>
    <meta:editing-cycles>21</meta:editing-cycles>
    <meta:editing-duration>PT11880S</meta:editing-duration>
    <meta:document-statistic meta:page-count="2" meta:paragraph-count="3" meta:word-count="304" meta:character-count="1978" meta:row-count="13" meta:non-whitespace-character-count="1677"/>
  </office:meta>
</office:document-meta>
</file>